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1.111cm" fo:text-indent="0cm" style:auto-text-indent="false" style:page-number="auto">
        <style:tab-stops>
          <style:tab-stop style:position="10.081cm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paragraph-properties fo:margin-left="0cm" fo:margin-right="-1.111cm" fo:text-indent="0cm" style:auto-text-indent="false">
        <style:tab-stops>
          <style:tab-stop style:position="10.081cm"/>
        </style:tab-stops>
      </style:paragraph-properties>
      <style:text-properties fo:font-size="16pt" style:font-size-asian="16pt" style:font-size-complex="16pt"/>
    </style:style>
    <style:style style:name="P3" style:family="paragraph" style:parent-style-name="Standard">
      <style:paragraph-properties fo:margin-left="0cm" fo:margin-right="-1.111cm" fo:text-indent="0cm" style:auto-text-indent="false">
        <style:tab-stops>
          <style:tab-stop style:position="10.081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-1.111cm" fo:text-indent="0cm" style:auto-text-indent="false">
        <style:tab-stops>
          <style:tab-stop style:position="10.08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-1.111cm" fo:text-indent="0cm" style:auto-text-indent="false">
        <style:tab-stops>
          <style:tab-stop style:position="10.081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taschenfahrrad</text:p>
      <text:p text:style-name="P4">stadt-, tourenräder und fahrradtaschen</text:p>
      <text:p text:style-name="P4"/>
      <text:p text:style-name="P4">Verkauf/Werkstatt: di-fr 13-18 <text:s/>sa 9-15</text:p>
      <text:p text:style-name="P4">Leopoldsg. 28 <text:s/>1020 Wien</text:p>
      <text:p text:style-name="P4">facebook</text:p>
      <text:p text:style-name="P4">instagram</text:p>
      <text:p text:style-name="P2"><text:span text:style-name="T1">kontakt: </text:span><text:a xlink:type="simple" xlink:href="mailto:hans.poellhuber@chello.at"><text:span text:style-name="T1">hans.poellhuber@chello.at</text:span></text:a></text:p>
      <text:p text:style-name="P4">0043 699 1043 1886</text:p>
      <text:p text:style-name="P4"/>
      <text:p text:style-name="P3">Wer radlos, ist kann im taschenfahrrad eine treffende Beratung</text:p>
      <text:p text:style-name="P3">und mit etwas Glück gleich das passende Rad finden.</text:p>
      <text:p text:style-name="P3">Wir haben uns das Knowhow in vielen Jahren als Rennradler,</text:p>
      <text:p text:style-name="P3">Reiseradler, Fahrradkurier er-fahren, wissen, wo es zwicken </text:p>
      <text:p text:style-name="P3">kann und wie es sich anfühlt, wenn alles passt. Unsere visits</text:p>
      <text:p text:style-name="P3">sind die vielen großartigen Räder, die wir Dank unserer Kunden</text:p>
      <text:p text:style-name="P3">bauen konnten.</text:p>
      <text:p text:style-name="P3">Das 2010 gegründete 'taschenfahrrad' bietet Räder für alltägliche</text:p>
      <text:p text:style-name="P3">Stadtfahrten und Überlandfahrten bis Weltreisen.</text:p>
      <text:p text:style-name="P3">Wir bevorzugen Räder mit schlankem Stahlrahmen, die sowohl komfortabel als auch robust sind, mit möglichst einfacher lang-</text:p>
      <text:p text:style-name="P3">lebiger Technik. Räder, die sich schnell, unkompliziert und </text:p>
      <text:p text:style-name="P3">günstig servicieren lassen. Wenn der Markt uns das nicht bieten</text:p>
      <text:p text:style-name="P3">kann, bauen wir die Räder selbst.</text:p>
      <text:p text:style-name="P3">Wir lieben schnelle Räder, die auch praktisch sind und wir wollen</text:p>
      <text:p text:style-name="P3">schöne Räder, weil wir gerne und mit Stolz radfahren.</text:p>
      <text:p text:style-name="P3"/>
      <text:p text:style-name="P3">unsere Markenräder</text:p>
      <text:p text:style-name="P3">unsere Eigenbauräder</text:p>
      <text:p text:style-name="P3">unser Service</text:p>
      <text:p text:style-name="P3">unser Jobangebot</text:p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0.03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 Poellhuber</meta:initial-creator>
    <meta:creation-date>2019-01-20T11:52:06.67</meta:creation-date>
    <dc:date>2019-01-23T22:44:59.33</dc:date>
    <dc:creator>Hans  Poellhuber</dc:creator>
    <meta:editing-duration>PT11H8M54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27" meta:word-count="163" meta:character-count="1132"/>
  </office:meta>
</office:document-meta>
</file>